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Rel_Abundance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08:16:34.255658459</meta:creation-date>
    <dc:date>2018-10-02T08:40:46.403022167</dc:date>
    <meta:editing-duration>PT3M2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